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1B0000001B2CCB7F4C5650DD35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2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27622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9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Liberation Sans Narrow" fo:font-size="5.40000009536743pt" fo:font-weight="bold" style:font-size-asian="11pt" style:font-size-complex="11pt"/>
    </style:style>
    <style:style style:name="T7" style:family="text">
      <style:text-properties style:font-name="Allura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477cm" svg:height="2.286cm" svg:x="0.381cm" svg:y="4.191cm">
          <text:p text:style-name="P3"><text:span text:style-name="T2">This was a barrel of beer, then ooze was dumped on it, and then it became real and it was officially a beer gollum. Then he took the souls of the dead. He went to the ancient Egyptian pyramids and then he took the souls of the dead there.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43cm" svg:height="0.508cm" svg:x="3.81cm" svg:y="0.381cm">
          <text:p text:style-name="P5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6.096cm" svg:y="0.381cm">
          <text:p text:style-name="P5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43cm" svg:height="0.508cm" svg:x="7.239cm" svg:y="0.381cm">
          <text:p text:style-name="P8"><text:span text:style-name="T3">Hit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0.508cm" svg:x="8.382cm" svg:y="0.381cm">
          <text:p text:style-name="P10"><text:span text:style-name="T3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143cm" svg:height="0.508cm" svg:x="4.953cm" svg:y="0.381cm">
          <text:p text:style-name="P5"><text:span text:style-name="T3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43cm" svg:height="0.508cm" svg:x="3.81cm" svg:y="0.889cm">
            <text:p text:style-name="P12">Bottle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0.889cm">
            <text:p text:style-name="P12">1”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0.889cm">
            <text:p text:style-name="P12">10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0.889cm">
            <text:p text:style-name="P12">1d4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0.889cm">
            <text:p text:style-name="P12">2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1.524cm" svg:height="0.508cm" svg:x="4.064cm" svg:y="2.032cm">
          <text:p text:style-name="P10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524cm" svg:height="0.508cm" svg:x="4.064cm" svg:y="2.54cm">
          <text:p text:style-name="P10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6" draw:layer="layout" svg:width="1.524cm" svg:height="0.508cm" svg:x="3.81cm" svg:y="2.032cm">
                <text:p text:style-name="P5"><text:span text:style-name="T3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1.524cm" svg:height="0.508cm" svg:x="5.334cm" svg:y="2.032cm">
                <text:p text:style-name="P5"><text:span text:style-name="T3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2.54cm">
                <text:p text:style-name="P8"><text:span text:style-name="T2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2.54cm">
                <text:p text:style-name="P12">17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048cm">
                <text:p text:style-name="P8"><text:span text:style-name="T2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3.048cm">
                <text:p text:style-name="P12">16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556cm">
                <text:p text:style-name="P8"><text:span text:style-name="T2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3" draw:layer="layout" svg:width="1.524cm" svg:height="0.508cm" svg:x="5.334cm" svg:y="3.556cm">
              <text:p text:style-name="P12">15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7" draw:layer="layout" svg:width="5.334cm" svg:height="4.445cm" svg:x="6.985cm" svg:y="2.032cm">
          <text:p text:style-name="P17"><text:span text:style-name="T3">Inebriate (1”, EoT):</text:span></text:p>
          <text:p text:style-name="P17"><text:span text:style-name="T5">Roll 6+1d20 to make give target -3 to hit until target saves against magic.</text:span><text:span text:style-name="T5"><text:line-break/></text:span><text:span text:style-name="T5"><text:line-break/></text:span><text:span text:style-name="T5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1.143cm" svg:height="0.508cm" svg:x="11.176cm" svg:y="0.381cm">
          <text:p text:style-name="P10"><text:span text:style-name="T3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143cm" svg:height="0.508cm" svg:x="11.176cm" svg:y="0.889cm">
          <text:p text:style-name="P12">1d6”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9" draw:layer="layout" svg:width="0.381cm" svg:height="0.381cm" svg:x="0.635cm" svg:y="6.604cm">
            <text:p text:style-name="P18"><text:span text:style-name="T6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397cm" svg:y="6.604cm">
            <text:p text:style-name="P18"><text:span text:style-name="T6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778cm" svg:y="6.604cm">
            <text:p text:style-name="P18"><text:span text:style-name="T6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159cm" svg:y="6.604cm">
            <text:p text:style-name="P18"><text:span text:style-name="T6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54cm" svg:y="6.604cm">
            <text:p text:style-name="P18"><text:span text:style-name="T6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016cm" svg:y="6.604cm">
            <text:p text:style-name="P18"><text:span text:style-name="T6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254cm" svg:y="6.604cm">
            <text:p text:style-name="P18"><text:span text:style-name="T6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1" draw:layer="layout" svg:width="3.165cm" svg:height="3.179cm" svg:x="0.461cm" svg:y="0.437cm">
          <draw:image xlink:href="Pictures/10000201000001B0000001B2CCB7F4C5650DD35A.png" xlink:type="simple" xlink:show="embed" xlink:actuate="onLoad" loext:mime-type="image/png">
            <text:p/>
          </draw:image>
        </draw:frame>
        <draw:custom-shape draw:style-name="gr16" draw:text-style-name="P20" draw:layer="layout" svg:width="3.048cm" svg:height="1.016cm" svg:x="0.581cm" svg:y="3.121cm">
          <text:p text:style-name="P20"><text:span text:style-name="T7">Beery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2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7-03T10:01:23.724000000</meta:creation-date>
    <meta:editing-duration>PT6M46S</meta:editing-duration>
    <meta:editing-cycles>3</meta:editing-cycles>
    <meta:generator>LibreOffice/6.4.1.2$Windows_X86_64 LibreOffice_project/4d224e95b98b138af42a64d84056446d09082932</meta:generator>
    <dc:title>CreatureTemplate</dc:title>
    <dc:date>2022-07-03T10:08:08.896000000</dc:date>
    <meta:document-statistic meta:object-count="39"/>
    <meta:template xlink:type="simple" xlink:actuate="onRequest" xlink:title="CreatureTemplate" xlink:href="../../../../../../../../../../Roaming/LibreOffice/4/user/template/CreatureTemplate.otg" meta:date="2022-07-03T10:01:23.458000000"/>
  </office:meta>
</office:document-meta>
</file>